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Arial, sans-serif"/>
    <style:font-face style:name="OpenSymbol" svg:font-family="OpenSymbol"/>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inherit" svg:font-family="inherit"/>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margin-left="0in" fo:margin-right="0in" fo:text-indent="0in" style:auto-text-indent="false"/>
      <style:text-properties fo:font-size="10.5pt" style:text-underline-style="solid" style:text-underline-width="auto" style:text-underline-color="font-color" style:font-size-asian="10.5pt" style:font-size-complex="10.5pt"/>
    </style:style>
    <style:style style:name="P3" style:family="paragraph" style:parent-style-name="Standard" style:master-page-name="Standard">
      <style:paragraph-properties style:page-number="1"/>
      <style:text-properties fo:font-weight="bold" style:font-weight-asian="bold"/>
    </style:style>
    <style:style style:name="P4" style:family="paragraph" style:parent-style-name="Standard">
      <style:text-properties fo:font-weight="bold" style:font-weight-asian="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list-style-name="WWNum4"/>
    <style:style style:name="P7" style:family="paragraph" style:parent-style-name="Standard">
      <style:text-properties fo:font-size="10.5pt" style:text-underline-style="solid" style:text-underline-width="auto" style:text-underline-color="font-color" style:font-size-asian="10.5pt" style:font-size-complex="10.5pt"/>
    </style:style>
    <style:style style:name="P8" style:family="paragraph" style:parent-style-name="Standard" style:list-style-name="L3">
      <style:text-properties fo:font-size="10.5pt" style:text-underline-style="none" style:font-size-asian="10.5pt" style:font-size-complex="10.5pt"/>
    </style:style>
    <style:style style:name="P9" style:family="paragraph" style:parent-style-name="Standard" style:list-style-name="L2"/>
    <style:style style:name="P10" style:family="paragraph" style:parent-style-name="Standard" style:list-style-name="L2">
      <style:text-properties style:text-underline-style="none"/>
    </style:style>
    <style:style style:name="P11" style:family="paragraph" style:parent-style-name="Standard" style:list-style-name="L3"/>
    <style:style style:name="P12" style:family="paragraph" style:parent-style-name="Standard" style:list-style-name="L7"/>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0.5in" fo:margin-right="0in" fo:text-indent="-0.25in" style:auto-text-indent="false"/>
      <style:text-properties fo:font-size="10.5pt" style:font-size-asian="10.5pt" style:font-size-complex="10.5pt"/>
    </style:style>
    <style:style style:name="P16" style:family="paragraph" style:parent-style-name="Standard" style:list-style-name="WWNum3">
      <style:paragraph-properties fo:margin-left="0.5in" fo:margin-right="0in" fo:text-indent="-0.25in" style:auto-text-indent="false"/>
      <style:text-properties fo:font-size="10.5pt" style:font-size-asian="10.5pt" style:font-size-complex="10.5pt"/>
    </style:style>
    <style:style style:name="P17" style:family="paragraph" style:parent-style-name="Standard" style:list-style-name="WWNum4">
      <style:paragraph-properties fo:margin-left="0.5in" fo:margin-right="0in" fo:text-indent="-0.25in" style:auto-text-indent="false"/>
      <style:text-properties fo:font-size="10.5pt"/>
    </style:style>
    <style:style style:name="P18" style:family="paragraph" style:parent-style-name="Standard" style:list-style-name="WWNum5">
      <style:paragraph-properties fo:margin-left="0.5in" fo:margin-right="0in" fo:text-indent="-0.25in" style:auto-text-indent="false"/>
    </style:style>
    <style:style style:name="P19" style:family="paragraph" style:parent-style-name="Standard" style:list-style-name="WWNum3">
      <style:paragraph-properties fo:margin-left="0.5in" fo:margin-right="0in" fo:text-indent="-0.25in" style:auto-text-indent="false"/>
    </style:style>
    <style:style style:name="P20" style:family="paragraph" style:parent-style-name="Standard" style:list-style-name="WWNum4">
      <style:paragraph-properties fo:margin-left="0.5in" fo:margin-right="0in" fo:text-indent="-0.25in" style:auto-text-indent="false"/>
    </style:style>
    <style:style style:name="P21" style:family="paragraph" style:parent-style-name="Standard" style:list-style-name="WWNum2">
      <style:paragraph-properties fo:margin-left="1in" fo:margin-right="0in" fo:text-indent="-0.25in" style:auto-text-indent="false"/>
    </style:style>
    <style:style style:name="P22" style:family="paragraph" style:parent-style-name="Standard" style:list-style-name="WWNum2">
      <style:paragraph-properties fo:margin-left="1in" fo:margin-right="0in" fo:text-indent="-0.25in" style:auto-text-indent="false"/>
      <style:text-properties fo:font-size="10.5pt" style:font-size-asian="10.5pt" style:font-size-complex="10.5pt"/>
    </style:style>
    <style:style style:name="P23" style:family="paragraph" style:parent-style-name="Standard" style:list-style-name="WWNum4">
      <style:paragraph-properties fo:margin-left="1in" fo:margin-right="0in" fo:text-indent="-0.25in" style:auto-text-indent="false"/>
      <style:text-properties fo:font-size="10.5pt" style:font-size-asian="10.5pt" style:font-size-complex="10.5pt"/>
    </style:style>
    <style:style style:name="P24" style:family="paragraph" style:parent-style-name="Standard" style:list-style-name="WWNum4">
      <style:paragraph-properties fo:margin-left="1in" fo:margin-right="0in" fo:text-indent="-0.25in" style:auto-text-indent="false"/>
      <style:text-properties fo:font-size="10.5pt" style:text-underline-style="none" style:font-size-asian="10.5pt" style:font-size-complex="10.5pt"/>
    </style:style>
    <style:style style:name="P25" style:family="paragraph" style:parent-style-name="Standard" style:list-style-name="WWNum2">
      <style:paragraph-properties fo:margin-left="1.5in" fo:margin-right="0in" fo:text-indent="-0.25in" style:auto-text-indent="false"/>
    </style:style>
    <style:style style:name="P26" style:family="paragraph" style:parent-style-name="Standard" style:list-style-name="WWNum4">
      <style:paragraph-properties fo:margin-left="1.5in" fo:margin-right="0in" fo:text-indent="-0.25in" style:auto-text-indent="false"/>
    </style:style>
    <style:style style:name="P27" style:family="paragraph" style:parent-style-name="Standard" style:list-style-name="WWNum4">
      <style:paragraph-properties fo:margin-left="1.5in" fo:margin-right="0in" fo:text-indent="-0.25in" style:auto-text-indent="false"/>
      <style:text-properties fo:font-size="10.5pt" style:font-size-asian="10.5pt" style:font-size-complex="10.5pt"/>
    </style:style>
    <style:style style:name="P28" style:family="paragraph" style:parent-style-name="Standard" style:list-style-name="WWNum2">
      <style:paragraph-properties fo:margin-left="2in" fo:margin-right="0in" fo:text-indent="-0.25in" style:auto-text-indent="false"/>
    </style:style>
    <style:style style:name="P29" style:family="paragraph" style:parent-style-name="Standard" style:list-style-name="WWNum4">
      <style:paragraph-properties fo:margin-left="2in" fo:margin-right="0in" fo:text-indent="-0.25in" style:auto-text-indent="false"/>
      <style:text-properties fo:font-size="10.5pt" style:font-size-asian="10.5pt" style:font-size-complex="10.5pt"/>
    </style:style>
    <style:style style:name="P30" style:family="paragraph" style:parent-style-name="Standard">
      <style:paragraph-properties fo:margin-left="0in" fo:margin-right="0in" fo:text-indent="0in" style:auto-text-indent="false"/>
      <style:text-properties fo:font-size="10.5pt" style:text-underline-style="solid" style:text-underline-width="auto" style:text-underline-color="font-color" style:font-size-asian="10.5pt" style:font-size-complex="10.5pt"/>
    </style:style>
    <style:style style:name="P31" style:family="paragraph" style:parent-style-name="Standard" style:list-style-name="WWNum4">
      <style:paragraph-properties fo:margin-left="2.5in" fo:margin-right="0in" fo:text-indent="-0.25in" style:auto-text-indent="false"/>
      <style:text-properties fo:font-size="10.5pt" style:font-size-asian="10.5pt" style:font-size-complex="10.5pt"/>
    </style:style>
    <style:style style:name="P32" style:family="paragraph" style:parent-style-name="Text_20_body" style:list-style-name="L4">
      <style:paragraph-properties fo:margin-left="0in" fo:margin-right="0in" fo:margin-top="0in" fo:margin-bottom="0.128in" fo:line-height="142%" fo:orphans="2" fo:widows="2" fo:text-indent="0in" style:auto-text-indent="false" fo:background-color="transparent" fo:padding="0in" fo:border="none">
        <style:background-image/>
      </style:paragraph-properties>
      <style:text-properties fo:font-variant="normal" fo:text-transform="none" style:font-name="inherit" fo:font-size="9.19999980926514pt" fo:letter-spacing="normal" fo:font-style="normal" fo:font-weight="normal"/>
    </style:style>
    <style:style style:name="T1" style:family="text">
      <style:text-properties fo:font-style="italic" style:font-style-asian="italic"/>
    </style:style>
    <style:style style:name="T2" style:family="text">
      <style:text-properties style:text-underline-style="none" style:font-size-asian="10.5pt" style:font-size-complex="10.5pt"/>
    </style:style>
    <style:style style:name="T3" style:family="text">
      <style:text-properties fo:font-size="10.5pt" style:font-size-asian="10.5pt" style:font-size-complex="10.5pt"/>
    </style:style>
    <style:style style:name="T4" style:family="text">
      <style:text-properties fo:color="#1155cc" style:text-underline-style="solid" style:text-underline-width="auto" style:text-underline-color="font-color"/>
    </style:style>
    <style:style style:name="T5" style:family="text">
      <style:text-properties fo:color="#1155cc" fo:font-size="10.5pt" style:text-underline-style="solid" style:text-underline-width="auto" style:text-underline-color="font-color" style:font-size-asian="10.5pt" style:font-size-complex="10.5pt"/>
    </style:style>
    <style:style style:name="T6" style:family="text">
      <style:text-properties fo:color="#665ed0" fo:font-size="10.5pt" style:font-size-asian="10.5pt" style:font-size-complex="10.5pt"/>
    </style:style>
    <style:style style:name="T7" style:family="text">
      <style:text-properties fo:color="#665ed0" style:text-line-through-style="none" style:text-underline-style="none" style:text-blinking="false" fo:background-color="transparent"/>
    </style:style>
    <style:style style:name="T8" style:family="text">
      <style:text-properties fo:color="#665ed0" style:text-line-through-style="none" style:font-name="inherit" fo:font-size="9.19999980926514pt" style:text-underline-style="none" fo:font-weight="normal" style:text-blinking="false" fo:background-color="transparent"/>
    </style:style>
    <style:style style:name="T9" style:family="text">
      <style:text-properties style:font-name="Roboto" fo:font-size="10.5pt" fo:font-weight="bold" fo:background-color="#ffffff" style:font-name-asian="Roboto1" style:font-size-asian="10.5pt" style:font-weight-asian="bold" style:font-name-complex="Roboto1" style:font-size-complex="10.5pt"/>
    </style:style>
    <style:style style:name="T10" style:family="text">
      <style:text-properties style:font-name="Roboto" fo:font-size="10.5pt" fo:background-color="#ffffff" style:font-name-asian="Roboto1" style:font-size-asian="10.5pt" style:font-name-complex="Roboto1" style:font-size-complex="10.5pt"/>
    </style:style>
    <style:style style:name="T11" style:family="text">
      <style:text-properties fo:font-variant="normal" fo:text-transform="none" style:font-name="Helvetica" fo:font-size="8.05000019073486pt" fo:letter-spacing="normal" fo:font-style="normal" fo:font-weight="normal"/>
    </style:style>
    <style:style style:name="T12" style:family="text">
      <style:text-properties fo:font-variant="normal" fo:text-transform="none" style:font-name="Helvetica" fo:font-size="8.05000019073486pt" fo:letter-spacing="normal" fo:font-style="normal" fo:font-weight="normal" style:font-size-asian="10.5pt" style:font-size-complex="10.5pt"/>
    </style:style>
    <style:style style:name="T13" style:family="text">
      <style:text-properties fo:font-variant="normal" fo:text-transform="none" style:font-name="Helvetica" fo:font-size="8.05000019073486pt" fo:letter-spacing="normal" fo:font-style="normal" fo:font-weight="bold" style:font-weight-asian="bold" style:font-weight-complex="bold"/>
    </style:style>
    <style:style style:name="T14" style:family="text">
      <style:text-properties fo:font-variant="normal" fo:text-transform="none" style:font-name="Helvetica" fo:font-size="8.05000019073486pt" fo:letter-spacing="normal" fo:font-style="normal" style:text-underline-style="solid" style:text-underline-width="auto" style:text-underline-color="font-color" fo:font-weight="normal"/>
    </style:style>
    <style:style style:name="T15" style:family="text">
      <style:text-properties fo:font-variant="normal" fo:text-transform="none" style:font-name="Helvetica" fo:font-size="8.05000019073486pt" fo:letter-spacing="normal" fo:font-style="normal" style:text-underline-style="solid" style:text-underline-width="auto" style:text-underline-color="font-color" fo:font-weight="normal" style:font-size-asian="10.5pt" style:font-size-complex="10.5pt"/>
    </style:style>
    <style:style style:name="T16" style:family="text">
      <style:text-properties fo:font-variant="normal" fo:text-transform="none" style:font-name="Helvetica" fo:font-size="8.05000019073486pt" fo:letter-spacing="normal" fo:font-style="normal" style:text-underline-style="none" fo:font-weight="normal" style:font-size-asian="10.5pt" style:font-size-complex="10.5pt"/>
    </style:style>
    <style:style style:name="T17" style:family="text">
      <style:text-properties fo:font-variant="normal" fo:text-transform="none" fo:color="#665ed0" style:text-line-through-style="none" style:font-name="Helvetica" fo:font-size="8.05000019073486pt" fo:letter-spacing="normal" fo:font-style="normal" style:text-underline-style="none" fo:font-weight="bold" style:text-blinking="false" fo:background-color="transparent"/>
    </style:style>
    <style:style style:name="T18" style:family="text">
      <style:text-properties fo:font-variant="normal" fo:text-transform="none" fo:color="#665ed0" style:text-line-through-style="none" style:font-name="Helvetica" fo:font-size="8.05000019073486pt" fo:letter-spacing="normal" fo:font-style="normal" style:text-underline-style="none" fo:font-weight="bold" style:text-blinking="false" fo:background-color="transparent" style:font-size-asian="10.5pt" style:font-size-complex="10.5pt"/>
    </style:style>
    <style:style style:name="T19" style:family="text">
      <style:text-properties fo:font-variant="normal" fo:text-transform="none" fo:color="#665ed0" style:text-line-through-style="none" style:font-name="inherit" fo:font-size="8.05000019073486pt" fo:letter-spacing="normal" fo:font-style="normal" style:text-underline-style="none" fo:font-weight="bold" style:text-blinking="false" fo:background-color="transparent"/>
    </style:style>
    <style:style style:name="T20" style:family="text">
      <style:text-properties fo:font-variant="normal" fo:text-transform="none" fo:color="#665ed0" style:text-line-through-style="none" style:font-name="inherit" fo:font-size="9.19999980926514pt" fo:letter-spacing="normal" fo:font-style="normal" style:text-underline-style="none" fo:font-weight="normal" style:text-blinking="false" fo:background-color="transparent"/>
    </style:style>
    <style:style style:name="T21" style:family="text">
      <style:text-properties fo:font-variant="normal" fo:text-transform="none" style:font-name="inherit" fo:font-size="9.19999980926514pt" fo:letter-spacing="normal" fo:font-style="normal" fo:font-weight="normal"/>
    </style:style>
    <style:style style:name="T22" style:family="text">
      <style:text-properties style:font-name="Helvetica" fo:font-size="8.05000019073486pt" style:text-underline-style="none" style:font-size-asian="10.5pt" style:font-size-complex="10.5pt"/>
    </style:style>
    <style:style style:name="T23" style:family="text">
      <style:text-properties style:text-line-through-style="none" style:text-underline-style="none" style:text-blinking="false" fo:background-color="transparen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ighlights from LinkedIn Privacy Policy and <text:s/>other User Agreements</text:p>
      <text:p text:style-name="Standard"/>
      <text:p text:style-name="P4">Privacy Policy Summary (as of 4/14/20)</text:p>
      <text:p text:style-name="Standard"/>
      <text:p text:style-name="P1">Introduction</text:p>
      <text:list xml:id="list5741917167641532118" text:style-name="WWNum2">
        <text:list-item>
          <text:p text:style-name="P13">LinkedIn Corporation will be the controller of your personal data <text:span text:style-name="T1">provided to, or collected by or for, or processed in connection with</text:span>, our services. </text:p>
        </text:list-item>
      </text:list>
      <text:p text:style-name="P1">1. Data We Collect</text:p>
      <text:p text:style-name="P1">1.1 Data you Provide To Us</text:p>
      <text:list xml:id="list1718030142" text:continue-numbering="true" text:style-name="WWNum2">
        <text:list-item>
          <text:p text:style-name="P13">“Please do not post or add personal data to your profile that you would not want to be publicly available.”</text:p>
        </text:list-item>
        <text:list-item>
          <text:p text:style-name="P13">“ If you opt to import your address book, we receive your contacts (including contact information your service provider(s) or app automatically added to your address book when you communicated with addresses or numbers not already in your list).</text:p>
          <text:list>
            <text:list-item>
              <text:p text:style-name="P21">This means LinkedIn collects information on your friend’s emails, phone numbers, and other info you include in your contact book. </text:p>
            </text:list-item>
            <text:list-item>
              <text:p text:style-name="P21">Does the part where it says “numbers not already in your list” mean that they collect who you call and calls you, as well?</text:p>
            </text:list-item>
            <text:list-item>
              <text:p text:style-name="P21">This works both ways too. Your friends can share information with LinkedIn that you may deem personal, if it’s in they sync their contacts:</text:p>
              <text:list>
                <text:list-item>
                  <text:p text:style-name="P25">“<text:span text:style-name="T3">We receive personal data (including contact information) about you when others import or sync their contacts or calendar with our Services, associate their contacts with Member profiles, scan and upload business cards, or send messages using our Services (including invites or connection requests). If you or others opt-in to sync email accounts with our Services, we will also collect “email header” information that we can associate with Member profiles.”</text:span></text:p>
                </text:list-item>
              </text:list>
            </text:list-item>
          </text:list>
        </text:list-item>
        <text:list-item>
          <text:p text:style-name="P13">If you sync your contacts or calendars with our Services, we will collect your address book and calendar meeting information to keep growing your network by suggesting connections for you and others, and by providing information about events, e.g. times, places, attendees and contacts.”</text:p>
          <text:list>
            <text:list-item>
              <text:p text:style-name="P21">They collect all your present and past mast meetings, locations, and people shared with that. </text:p>
            </text:list-item>
          </text:list>
        </text:list-item>
      </text:list>
      <text:p text:style-name="P1">1.2 Data From Others and 1.3 Service Use</text:p>
      <text:p text:style-name="P1"/>
      <text:list xml:id="list1141954945" text:continue-numbering="true" text:style-name="WWNum2">
        <text:list-item>
          <text:p text:style-name="P13"><text:span text:style-name="T1">Unless you opt-out</text:span>, we collect public information about you, such as professional-related news and accomplishments (e.g., patents granted, professional recognition, conference speakers, projects, etc.) and make it available as part of our Services (e.g. suggestions for your profile, or <text:span text:style-name="T1">notifications to others of mentions in the news</text:span>).</text:p>
          <text:list>
            <text:list-item>
              <text:p text:style-name="P21">LinkedIn crawls the web for any article about you and shares this with other people (perhaps in your network). You do not get a chance to review these articles to determine whether they’re accurate or even beneficial to you. I’m not sure if there’s even a way to stop certain articles from being shared if you don’t like their content. If a friend takes a video at a party and tags or labels you, and posts it on the web, LinkedIn can essentially take that video and share it with <text:soft-page-break/>others, all before you even see it. </text:p>
            </text:list-item>
          </text:list>
        </text:list-item>
        <text:list-item>
          <text:p text:style-name="P13">“Partners: We receive personal data (e.g., your job title and work email address) about you when you use the services of our customers and partners, such as employers or prospective employers and applicant tracking systems providing us job application data.”</text:p>
          <text:list>
            <text:list-item>
              <text:p text:style-name="P21">This is not fair. When you sign up for a job, if the prospective company uses an applicant tracking system that is partnered with LinkedIn, all your personal information gets shared with LinkedIn. It’s hard to say no to privacy violations when it involves your livelihood (source of income). This contract doesn’t specify what information specifically, so it would be prudent to assume all information provided in a job application is collected such as:</text:p>
              <text:list>
                <text:list-item>
                  <text:p text:style-name="P25">Name, Former Name, Birthdate, Social Security Number, Employment History with specific dates, Supervisors’ names, their phone numbers, your salary amount (if you disclose it). What happens when LinkedIn has a data breach? </text:p>
                </text:list-item>
              </text:list>
            </text:list-item>
            <text:list-item>
              <text:p text:style-name="P21">Furthermore, we should look into who LinkedIn’s partners and affiliates are. </text:p>
              <text:list>
                <text:list-item>
                  <text:p text:style-name="P25">“We receive data about you when you use some of the other services provided by us or our affiliates, including Microsoft. For example, you may choose to send us information about your contacts in Microsoft apps and services, such as Outlook, for improved professional networking activities on our Services.”</text:p>
                </text:list-item>
                <text:list-item>
                  <text:p text:style-name="P25">Microsoft owns LinkedIn. Some of Microsoft’s acquisitions include:</text:p>
                  <text:list>
                    <text:list-item>
                      <text:p text:style-name="P28">Skype</text:p>
                    </text:list-item>
                    <text:list-item>
                      <text:p text:style-name="P28">Yammer</text:p>
                    </text:list-item>
                    <text:list-item>
                      <text:p text:style-name="P28">Hotmail</text:p>
                    </text:list-item>
                    <text:list-item>
                      <text:p text:style-name="P28">Spectrum^</text:p>
                    </text:list-item>
                    <text:list-item>
                      <text:p text:style-name="P28">GitHub ;) </text:p>
                    </text:list-item>
                    <text:list-item>
                      <text:p text:style-name="P28">For more: <text:a xlink:type="simple" xlink:href="https://www.microsoft.com/en-us/Investor/acquisition-history.aspx" text:style-name="ListLabel_20_46" text:visited-style-name="ListLabel_20_46"><text:span text:style-name="T4">https://www.microsoft.com/en-us/Investor/acquisition-history.aspx</text:span></text:a></text:p>
                    </text:list-item>
                    <text:list-item>
                      <text:p text:style-name="P28">So everything that you post on your GitHub, in Skype chats, your old Hotmail account, can also be traced and connected to your LinkedIn profile. That’s a lot of data. </text:p>
                    </text:list-item>
                  </text:list>
                </text:list-item>
              </text:list>
            </text:list-item>
          </text:list>
        </text:list-item>
      </text:list>
      <text:p text:style-name="P1">1.4 Cookies and Similar Technologies</text:p>
      <text:list xml:id="list77698413386419554" text:style-name="WWNum1">
        <text:list-item>
          <text:p text:style-name="P14">In Progress</text:p>
        </text:list-item>
        <text:list-item>
          <text:p text:style-name="P14">Need to review separate Cookie Policy</text:p>
        </text:list-item>
      </text:list>
      <text:p text:style-name="P1">1.5 Your Device and Location</text:p>
      <text:list xml:id="list2049883289" text:continue-list="list1141954945" text:style-name="WWNum2">
        <text:list-item>
          <text:p text:style-name="P13">“<text:span text:style-name="T3"> we receive the URL of both the site you came from and the one you go to and the time of your visit”</text:span></text:p>
          <text:list>
            <text:list-item>
              <text:p text:style-name="P22">Standard, but could reveal information you didn’t want to be collected</text:p>
            </text:list-item>
          </text:list>
        </text:list-item>
        <text:list-item>
          <text:p text:style-name="P15">“ We also get information about your network and device (e.g., IP address, proxy server, operating system, web browser and add-ons, device identifier and features, cookie IDs and/or ISP, or your mobile carrier)”</text:p>
          <text:list>
            <text:list-item>
              <text:p text:style-name="P22">Standard but still questionable</text:p>
            </text:list-item>
          </text:list>
        </text:list-item>
        <text:list-item>
          <text:p text:style-name="P15">“If you use our Services from a mobile device, that device will send us data about your location based on your phone settings. We will ask you to opt-in before we use GPS or other tools to identify your precise location.”</text:p>
          <text:list>
            <text:list-item>
              <text:p text:style-name="P22"><text:soft-page-break/>Standard as well, but is this really necessary? Do they really need to collect your location every time to improve their service?</text:p>
            </text:list-item>
          </text:list>
        </text:list-item>
      </text:list>
      <text:p text:style-name="P1">1.6 Messages</text:p>
      <text:list xml:id="list1261955784634064959" text:style-name="WWNum5">
        <text:list-item>
          <text:p text:style-name="P18">In progress</text:p>
        </text:list-item>
        <text:list-item>
          <text:p text:style-name="P18">Need to review User Agreement and Professional Community Policies</text:p>
        </text:list-item>
      </text:list>
      <text:p text:style-name="P1">1.8 Sites and Services of Others</text:p>
      <text:list xml:id="list2368572822746257644" text:style-name="WWNum3">
        <text:list-item>
          <text:p text:style-name="P19">“<text:span text:style-name="T3">We receive information about your visits and interaction with services provided by others when you log-in with LinkedIn or visit others’ services that include some of our plugins (such as “Apply with LinkedIn”) or our ads, cookies or similar technologies”</text:span></text:p>
        </text:list-item>
        <text:list-item>
          <text:p text:style-name="P16">Once again, standard, and also difficult to avoid</text:p>
        </text:list-item>
      </text:list>
      <text:p text:style-name="P2">1.9 Other</text:p>
      <text:list xml:id="list3715275272595196436" text:style-name="WWNum4">
        <text:list-item>
          <text:p text:style-name="P20">“<text:span text:style-name="T3">If we collect materially different personal data or materially change how we collect, use or share your data, we will notify you and may also modify this Privacy Policy.”</text:span></text:p>
          <text:list>
            <text:list-item>
              <text:p text:style-name="P23">What is materially different? </text:p>
            </text:list-item>
            <text:list-item>
              <text:p text:style-name="P23">This can mean different things to different people. </text:p>
            </text:list-item>
            <text:list-item>
              <text:p text:style-name="P23">This Privacy Policy can be modified at any time. </text:p>
            </text:list-item>
            <text:list-item>
              <text:p text:style-name="P23">Who has the time to actually review these policies as they change? </text:p>
            </text:list-item>
          </text:list>
        </text:list-item>
      </text:list>
      <text:p text:style-name="P2">2. How We Use Your Data</text:p>
      <text:p text:style-name="P7">2. 1 Services</text:p>
      <text:list xml:id="list1582765315" text:continue-numbering="true" text:style-name="WWNum4">
        <text:list-item>
          <text:p text:style-name="P20">“<text:span text:style-name="T3">Subject to your and their settings, when you connect with other Members, you will be able to search each others’ connections in order to exchange professional opportunities.”</text:span></text:p>
          <text:list>
            <text:list-item>
              <text:p text:style-name="P23">Are you ok with someone being able to search through all your professional contacts?</text:p>
            </text:list-item>
            <text:list-item>
              <text:p text:style-name="P23">Can you choose specific connections you would allow others to see and not see?</text:p>
            </text:list-item>
            <text:list-item>
              <text:p text:style-name="P23">Is this the default where you will have to select otherwise to not allow others to search through your contacts?</text:p>
            </text:list-item>
          </text:list>
        </text:list-item>
        <text:list-item>
          <text:p text:style-name="P20"><text:span text:style-name="T3">“ You can also opt-in to allow us to use your precise location or proximity to others for certain tasks (e.g. to suggest other </text:span><text:a xlink:type="simple" xlink:href="https://www.linkedin.com/help/linkedin/answer/75689?trk=microsites-frontend_legal_privacy-policy&amp;lang=en" text:style-name="ListLabel_20_47" text:visited-style-name="ListLabel_20_47"><text:span text:style-name="T6">nearby</text:span></text:a><text:span text:style-name="T3"> Members for you to connect with, calculate the commute to a new job, or notify your connections that you are at a professional event).”</text:span></text:p>
          <text:list>
            <text:list-item>
              <text:p text:style-name="P23">I like that this is an opt-in, not the default.</text:p>
            </text:list-item>
            <text:list-item>
              <text:p text:style-name="P23">Interestingly:</text:p>
              <text:list>
                <text:list-item>
                  <text:p text:style-name="P26"><text:a xlink:type="simple" xlink:href="https://www.linkedin.com/help/linkedin/answer/75689?trk=microsites-frontend_legal_privacy-policy&amp;lang=en" text:style-name="ListLabel_20_48" text:visited-style-name="ListLabel_20_48"><text:span text:style-name="T5">https://www.linkedin.com/help/linkedin/answer/75689?trk=microsites-frontend_legal_privacy-policy&amp;lang=en</text:span></text:a></text:p>
                </text:list-item>
                <text:list-item>
                  <text:p text:style-name="P26"><text:span text:style-name="T3">“</text:span><text:span text:style-name="T9">Note</text:span><text:span text:style-name="T10">: LinkedIn doesn’t track, monitor, or store your location data”</text:span></text:p>
                  <text:list>
                    <text:list-item>
                      <text:p text:style-name="P29">This statement isn’t anywhere in the Privacy Policy. It’s in their Help section on using the “Using the Find Nearby Feature”. In the Privacy Policy, they mention that they do receive your location data, and that they provide your general location, like your city, to their customers (section 2.2). You will need to opt-in for them to access your gps (precise) location.</text:p>
                      <text:list>
                        <text:list-item>
                          <text:p text:style-name="P31">It would still be nice to have that option. Does everyone on the web, or your connections, need to know your city? Who exactly are the customers that get to know what city you live in? Are they recruiters? Who else gets this information in exchange for $? </text:p>
                        </text:list-item>
                      </text:list>
                    </text:list-item>
                  </text:list>
                </text:list-item>
              </text:list>
            </text:list-item>
          </text:list>
        </text:list-item>
        <text:list-item>
          <text:p text:style-name="P20"><text:span text:style-name="T3">“We use your content, activity and other data, including your name and photo, to provide </text:span><text:soft-page-break/><text:span text:style-name="T3">notices to your network and others. For example, subject to your </text:span><text:a xlink:type="simple" xlink:href="https://www.linkedin.com/psettings/" text:style-name="ListLabel_20_47" text:visited-style-name="ListLabel_20_47"><text:span text:style-name="T6">settings</text:span></text:a><text:span text:style-name="T3">, we may notify others that you have updated your profile, posted content, took a social action, used a feature, made new connections or were </text:span><text:a xlink:type="simple" xlink:href="https://www.linkedin.com/help/linkedin/answer/50021?trk=microsites-frontend_legal_privacy-policy&amp;lang=en" text:style-name="ListLabel_20_47" text:visited-style-name="ListLabel_20_47"><text:span text:style-name="T6">mentioned in the news</text:span></text:a><text:span text:style-name="T3">.”</text:span></text:p>
          <text:list>
            <text:list-item>
              <text:p text:style-name="P23">Mentioned in the news?</text:p>
              <text:list>
                <text:list-item>
                  <text:p text:style-name="P27">In Progress</text:p>
                </text:list-item>
              </text:list>
            </text:list-item>
            <text:list-item>
              <text:p text:style-name="P24"/>
            </text:list-item>
          </text:list>
        </text:list-item>
        <text:list-item>
          <text:p text:style-name="P20"><text:span text:style-name="T3">“</text:span><text:span text:style-name="T11">We will use your data to recommend jobs or mentees, show you and others relevant professional contacts (e.g., who work at a company, in an industry, function or location or have certain skills and connections). You can signal that you are </text:span><text:a xlink:type="simple" xlink:href="https://www.linkedin.com/help/linkedin/answer/67405?trk=microsites-frontend_legal_privacy-policy&amp;lang=en" text:style-name="Internet_20_link" text:visited-style-name="Visited_20_Internet_20_Link"><text:span text:style-name="T17">interested</text:span></text:a><text:span text:style-name="T11"> in changing jobs and share information with recruiters. We will use your data to recommend jobs to you and you to recruiters.</text:span><text:span text:style-name="T12">”</text:span></text:p>
          <text:list>
            <text:list-item>
              <text:p text:style-name="P6"><text:span text:style-name="T12">'relevant' : how is this determined? How do they decide who is 'relevant'?</text:span></text:p>
            </text:list-item>
            <text:list-item>
              <text:p text:style-name="P6"><text:span text:style-name="T12">“Share information with recruiters”: how is someone verified as a recruiter? Can a stalker/ identity thief pay linkedin, claiming to be a recruiter, and get all sorts of information? What controls does LinkedIn have in place to mitigate this? These are paying customers and from a financial perspective, it doesn't seem like LinkedIn would want to filter their paying 'recruiters'.</text:span></text:p>
              <text:list>
                <text:list-item>
                  <text:p text:style-name="P6"><text:span text:style-name="T12">Is their a different contract for 'recruiters'? </text:span></text:p>
                </text:list-item>
              </text:list>
            </text:list-item>
          </text:list>
        </text:list-item>
        <text:list-item>
          <text:p text:style-name="P6"><text:span text:style-name="T12">“ If your </text:span><text:a xlink:type="simple" xlink:href="https://www.linkedin.com/psettings/" text:style-name="Internet_20_link" text:visited-style-name="Visited_20_Internet_20_Link"><text:span text:style-name="T18">settings</text:span></text:a><text:span text:style-name="T12"> allow, we scan messages to provide “bots” or similar tools that facilitate tasks such as scheduling meetings, drafting responses, summarizing messages or recommending next steps.”</text:span></text:p>
          <text:list>
            <text:list-item>
              <text:p text:style-name="P6"><text:span text:style-name="T12">“Please note that with respect to our messaging assistant and similar bots, you have the choice to opt-in or not by adding, mentioning, or responding to such bots in a conversation.” This is from their Message Content Automation article in the Help Section.</text:span></text:p>
              <text:list>
                <text:list-item>
                  <text:p text:style-name="P6"><text:span text:style-name="T12">“</text:span><text:a xlink:type="simple" xlink:href="https://www.linkedin.com/help/linkedin/answer/79855?trk=microsites-frontend_legal_privacy-policy&amp;lang=en" text:style-name="Internet_20_link" text:visited-style-name="Visited_20_Internet_20_Link"><text:span text:style-name="T12">https://www.linkedin.com/help/linkedin/answer/79855?trk=microsites-frontend_legal_privacy-policy&amp;lang=en</text:span></text:a><text:span text:style-name="T12">”</text:span></text:p>
                </text:list-item>
                <text:list-item>
                  <text:p text:style-name="P6"><text:span text:style-name="T12">I like that it's an opt-in. However, opt-in means simply replying to bots. Most people won't know that. I frown on that because we should be fully aware on what information is being used for what purposes. </text:span></text:p>
                </text:list-item>
                <text:list-item>
                  <text:p text:style-name="P6"><text:span text:style-name="T12">I'm also curious where this information is stored and the security protocols in place. I understand the benefit of this for a user. It's convenient and enhances the user experience but...what happens behind the scenes. How specifically is this used?</text:span></text:p>
                </text:list-item>
              </text:list>
            </text:list-item>
          </text:list>
        </text:list-item>
      </text:list>
      <text:p text:style-name="P7"><text:span text:style-name="T12">2. 2 Premium Services</text:span></text:p>
      <text:list xml:id="list1931189729" text:continue-numbering="true" text:style-name="WWNum4">
        <text:list-item>
          <text:list>
            <text:list-item>
              <text:list>
                <text:list-item>
                  <text:list>
                    <text:list-item>
                      <text:p text:style-name="P17"><text:span text:style-name="T2">“</text:span><text:span text:style-name="T11">We sell premium Services that provide our customers and subscribers ...”</text:span></text:p>
                    </text:list-item>
                  </text:list>
                </text:list-item>
              </text:list>
            </text:list-item>
            <text:list-item>
              <text:p text:style-name="P6"><text:span text:style-name="T11">Customers seems to be referred as paying users</text:span></text:p>
            </text:list-item>
            <text:list-item>
              <text:p text:style-name="P6"><text:span text:style-name="T11">Subscribers seems to be referred as non-paying users</text:span></text:p>
            </text:list-item>
          </text:list>
        </text:list-item>
        <text:list-item>
          <text:p text:style-name="P6"><text:span text:style-name="T11">“Customers can export limited information from your profile, such as name, headline, current company, current title, and general location (e.g., Dublin), such as to manage sales leads or talent, unless you </text:span><text:a xlink:type="simple" xlink:href="https://www.linkedin.com/psettings/data-sharing" text:style-name="Internet_20_link" text:visited-style-name="Visited_20_Internet_20_Link"><text:span text:style-name="T17">opt-out</text:span></text:a><text:span text:style-name="T11">. “</text:span></text:p>
          <text:list>
            <text:list-item>
              <text:p text:style-name="P6"><text:span text:style-name="T11">Paying users can export your name, headline (typically current job title), current company, current title, general location (your city!).</text:span></text:p>
            </text:list-item>
            <text:list-item>
              <text:p text:style-name="P6"><text:span text:style-name="T11">Unless you opt-out. </text:span></text:p>
              <text:list>
                <text:list-item>
                  <text:p text:style-name="P6"><text:span text:style-name="T11">Negative points for having to opt-out. </text:span></text:p>
                </text:list-item>
              </text:list>
            </text:list-item>
            <text:list-item>
              <text:p text:style-name="P6"><text:span text:style-name="T11">“We do not provide contact information to customers as part of these premium Services without your consent”</text:span></text:p>
              <text:list>
                <text:list-item>
                  <text:p text:style-name="P6"><text:span text:style-name="T11">that's good</text:span></text:p>
                </text:list-item>
              </text:list>
            </text:list-item>
            <text:list-item>
              <text:p text:style-name="P6"><text:span text:style-name="T11">“Premium Services customers can store information they have about you in our premium Services, such as a resume or contact information or sales history. The data stored about you by these customers is</text:span><text:span text:style-name="T13"> subject to the policies of those customers</text:span><text:span text:style-name="T11">.”</text:span></text:p>
              <text:list>
                <text:list-item>
                  <text:p text:style-name="P6"><text:span text:style-name="T11">Whoever gets your information can use it as they please. LinkedIn does not take responsibility not does it require that customers use that information 'safely' and 'ethically'. </text:span></text:p>
                </text:list-item>
              </text:list>
            </text:list-item>
            <text:list-item>
              <text:p text:style-name="P6"><text:span text:style-name="T11">“Other enterprise Services and features that use your data include </text:span><text:a xlink:type="simple" xlink:href="https://www.linkedin.com/help/sales-navigator/answer/50216/teamlink-overview" text:style-name="Internet_20_link" text:visited-style-name="Visited_20_Internet_20_Link"><text:span text:style-name="T17">TeamLink</text:span></text:a><text:span text:style-name="T11"> and </text:span><text:a xlink:type="simple" xlink:href="https://business.linkedin.com/elevate" text:style-name="Internet_20_link" text:visited-style-name="Visited_20_Internet_20_Link"><text:span text:style-name="T17">Elevate</text:span></text:a><text:span text:style-name="T11"> (social promotion of content)”</text:span></text:p>
              <text:list>
                <text:list-item>
                  <text:p text:style-name="P6"><text:span text:style-name="T11">In progress</text:span></text:p>
                </text:list-item>
              </text:list>
            </text:list-item>
          </text:list>
        </text:list-item>
      </text:list>
      <text:p text:style-name="P7"><text:span text:style-name="T11">2. 3 Communications</text:span></text:p>
      <text:list xml:id="list3074082710377041279" text:style-name="L2">
        <text:list-item>
          <text:p text:style-name="P9"><text:span text:style-name="T15">“</text:span><text:span text:style-name="T11">We also enable </text:span><text:a xlink:type="simple" xlink:href="https://www.linkedin.com/help/linkedin/answer/137?trk=microsites-frontend_legal_privacy-policy&amp;lang=en" text:style-name="Internet_20_link" text:visited-style-name="Visited_20_Internet_20_Link"><text:span text:style-name="T17">communications</text:span></text:a><text:span text:style-name="T11"> between you and others through our Services, including for example </text:span><text:a xlink:type="simple" xlink:href="https://www.linkedin.com/help/linkedin/answer/115?trk=microsites-frontend_legal_privacy-policy&amp;lang=en" text:style-name="Internet_20_link" text:visited-style-name="Visited_20_Internet_20_Link"><text:span text:style-name="T17">invitations</text:span></text:a><text:span text:style-name="T11">, </text:span><text:a xlink:type="simple" xlink:href="https://www.linkedin.com/help/linkedin/answer/1584?trk=microsites-frontend_legal_privacy-policy&amp;lang=en" text:style-name="Internet_20_link" text:visited-style-name="Visited_20_Internet_20_Link"><text:span text:style-name="T17">InMail</text:span></text:a><text:span text:style-name="T11">, </text:span><text:a xlink:type="simple" xlink:href="https://www.linkedin.com/help/linkedin/answer/1164?trk=microsites-frontend_legal_privacy-policy&amp;lang=en" text:style-name="Internet_20_link" text:visited-style-name="Visited_20_Internet_20_Link"><text:span text:style-name="T17">groups</text:span></text:a><text:span text:style-name="T11"> and </text:span><text:a xlink:type="simple" xlink:href="https://www.linkedin.com/help/linkedin/answer/1645?trk=microsites-frontend_legal_privacy-policy&amp;lang=en" text:style-name="Internet_20_link" text:visited-style-name="Visited_20_Internet_20_Link"><text:span text:style-name="T17">messages</text:span></text:a><text:span text:style-name="T11"> between connections.</text:span><text:span text:style-name="T15">”</text:span></text:p>
          <text:list>
            <text:list-item>
              <text:p text:style-name="P10"><text:span text:style-name="T12">In Progress</text:span></text:p>
            </text:list-item>
          </text:list>
        </text:list-item>
      </text:list>
      <text:p text:style-name="Standard"><text:span text:style-name="T15">2. 4 </text:span><text:bookmark text:name="tour-target-ads-data"/><text:span text:style-name="T14">Advertising</text:span></text:p>
      <text:list xml:id="list4539711890958756512" text:style-name="L3">
        <text:list-item>
          <text:p text:style-name="P8"><text:span text:style-name="T11">Data sources:</text:span></text:p>
          <text:list>
            <text:list-item>
              <text:p text:style-name="P11"><text:soft-page-break/><text:span text:style-name="T22">“advertising technologies on and off our Services, pixels, ad tags, cookies, and device identifiers”</text:span></text:p>
            </text:list-item>
          </text:list>
        </text:list-item>
      </text:list>
      <text:list xml:id="list4736901819493110291" text:style-name="L7">
        <text:list-item>
          <text:list>
            <text:list-item>
              <text:p text:style-name="P12"><text:span text:style-name="T16">“</text:span><text:span text:style-name="T21">Member-provided information (e.g., profile, contact information, title and industry)”</text:span></text:p>
            </text:list-item>
            <text:list-item>
              <text:p text:style-name="P12"><text:span text:style-name="T21">“use of our Services (e.g., search history, feed, content you read, who you follow or is following you, connections, </text:span><text:a xlink:type="simple" xlink:href="https://www.linkedin.com/help/linkedin/answer/1164?trk=microsites-frontend_legal_privacy-policy&amp;lang=en" text:style-name="Internet_20_link" text:visited-style-name="Visited_20_Internet_20_Link">groups</text:a><text:span text:style-name="T19"> </text:span><text:span text:style-name="T21">participation, page visits, videos you watch, clicking on an ad, etc.), including as described in Section 1.3;”</text:span></text:p>
            </text:list-item>
            <text:list-item>
              <text:p text:style-name="P12"><text:span text:style-name="T21">Section 1.3 was about LinkedIn's partners, including applicant tracking systems, Microsoft and all it's companies (GitHub (sigh), Skype, etc.))</text:span></text:p>
              <text:list>
                <text:list-item>
                  <text:p text:style-name="P12"><text:span text:style-name="T21">In Progress: groups</text:span></text:p>
                </text:list-item>
              </text:list>
            </text:list-item>
            <text:list-item>
              <text:p text:style-name="P12"><text:span text:style-name="T21">“Information from advertising partners, vendors and </text:span><text:a xlink:type="simple" xlink:href="https://www.linkedin.com/help/linkedin/answer/85809?trk=microsites-frontend_legal_privacy-policy&amp;lang=en" text:style-name="Internet_20_link" text:visited-style-name="Visited_20_Internet_20_Link"><text:span text:style-name="T19">publishers </text:span></text:a><text:span text:style-name="T20">“</text:span></text:p>
              <text:list>
                <text:list-item>
                  <text:p text:style-name="P12"><text:span text:style-name="T23">In progress: Publishers:</text:span></text:p>
                </text:list-item>
                <text:list-item>
                  <text:p text:style-name="P12"><text:span text:style-name="T23">How Businesses and Websites Can Use Third-Party Data to Target Advertising Through LinkedIn</text:span></text:p>
                </text:list-item>
              </text:list>
            </text:list-item>
          </text:list>
        </text:list-item>
      </text:list>
      <text:list xml:id="list1712410458" text:continue-list="list2049883289" text:style-name="WWNum2">
        <text:list-item>
          <text:p text:style-name="P13"><text:span text:style-name="T23"/></text:p>
        </text:list-item>
      </text:list>
      <text:list xml:id="list1181206425" text:continue-list="list4539711890958756512" text:style-name="L4">
        <text:list-item>
          <text:p text:style-name="P32">Information inferred from data described above (e.g., using job titles from a profile to infer industry, seniority, and compensation bracket; using graduation dates to infer age or using first names or pronoun usage to infer gender; using your feed activity to infer your interests; or using device data to recognize you as a Member).</text:p>
          <text:list text:style-name="L3">
            <text:list-item>
              <text:p text:style-name="P8"><text:span text:style-name="T11"/></text:p>
            </text:list-item>
          </text:list>
        </text:list-item>
      </text:list>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Arial, sans-serif"/>
    <style:font-face style:name="OpenSymbol" svg:font-family="OpenSymbol"/>
    <style:font-face style:name="apple-system" svg:font-family="apple-system, system-ui, system-ui, 'Segoe UI', Roboto, 'Helvetica Neue', 'Fira Sans', Ubuntu, Oxygen, 'Oxygen Sans', Cantarell, 'Droid Sans', 'Apple Color Emoji', 'Segoe UI Emoji', 'Segoe UI Emoji', 'Segoe UI Symbol', 'Lucida Grande', Helvetica, Arial, sans-serif"/>
    <style:font-face style:name="inherit" svg:font-family="inherit"/>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5pt" style:text-underline-style="none"/>
    </style:style>
    <style:style style:name="ListLabel_20_11" style:display-name="ListLabel 11" style:family="text">
      <style:text-properties fo:font-size="10.5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0.5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0.5pt" style:text-underline-style="none"/>
    </style:style>
    <style:style style:name="ListLabel_20_29" style:display-name="ListLabel 29" style:family="text">
      <style:text-properties fo:font-size="10.5pt" style:text-underline-style="none"/>
    </style:style>
    <style:style style:name="ListLabel_20_30" style:display-name="ListLabel 30" style:family="text">
      <style:text-properties fo:font-size="10.5pt" style:text-underline-style="none"/>
    </style:style>
    <style:style style:name="ListLabel_20_31" style:display-name="ListLabel 31" style:family="text">
      <style:text-properties fo:font-size="10.5pt" style:text-underline-style="none"/>
    </style:style>
    <style:style style:name="ListLabel_20_32" style:display-name="ListLabel 32" style:family="text">
      <style:text-properties fo:font-size="10.5pt"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style:text-properties fo:color="#665ed0" fo:font-size="10.5pt" style:font-size-asian="10.5pt" style:font-size-complex="10.5pt"/>
    </style:style>
    <style:style style:name="ListLabel_20_48" style:display-name="ListLabel 48" style:family="text">
      <style:text-properties fo:color="#1155cc" fo:font-size="10.5pt" style:text-underline-style="solid" style:text-underline-width="auto" style:text-underline-color="font-color" style:font-size-asian="10.5pt" style:font-size-complex="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Unix OpenOffice.org_project/416m1$Build-9790</meta:generator>
    <meta:document-statistic meta:table-count="0" meta:image-count="0" meta:object-count="0" meta:page-count="5" meta:paragraph-count="105" meta:word-count="2115" meta:character-count="12670"/>
    <dc:date>2020-04-16T11:28:56</dc:date>
    <meta:editing-duration>PT1H4M36S</meta:editing-duration>
    <meta:editing-cycles>1</meta:editing-cycles>
  </office:meta>
</office:document-meta>
</file>